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1.85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025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5.0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487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2.464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36cm" fo:min-width="0.2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169cm" fo:min-width="0.61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4.79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2.775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2.192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4.345cm" fo:min-width="1.99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4.606cm" fo:min-width="1.99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31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Helvetica Neue1" style:font-size-asian="14pt" style:font-style-asian="italic" style:font-weight-asian="normal" style:font-name-complex="Helvetica Neue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2.357cm" svg:height="1.036cm" svg:x="4.084cm" svg:y="7.249cm">
          <text:p text:style-name="P1"><text:span text:style-name="T1">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2" draw:layer="layout" svg:width="3.23cm" svg:height="1.619cm" svg:x="12.041cm" svg:y="6.957cm">
          <text:p text:style-name="P3"><text:span text:style-name="T1">Choice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2" draw:layer="layout" svg:width="3.532cm" svg:height="1.036cm" svg:x="11.903cm" svg:y="3.716cm">
          <text:p text:style-name="P3"><text:span text:style-name="T1">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4" draw:layer="layout" svg:width="5.597cm" svg:height="0.001cm" draw:transform="rotate (-3.14159265358979) translate (12.041cm 7.7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" draw:style-name="gr5" draw:text-style-name="P4" draw:layer="layout" svg:width="0.017cm" svg:height="1.737cm" draw:transform="rotate (-3.14159265358979) translate (13.688cm 6.4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8" draw:style-name="gr6" draw:text-style-name="P2" draw:layer="layout" svg:width="2.971cm" svg:height="1.036cm" svg:x="15.436cm" svg:y="8.701cm">
          <text:p text:style-name="P3"><text:span text:style-name="T1">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" draw:style-name="gr7" draw:text-style-name="P4" draw:layer="layout" svg:width="0.712cm" svg:height="0.686cm" svg:x="15.086cm" svg:y="8.3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8" draw:text-style-name="P6" draw:layer="layout" svg:width="5.351cm" svg:height="1.036cm" svg:x="13.656cm" svg:y="5.336cm">
          <text:p text:style-name="P5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9" draw:text-style-name="P2" draw:layer="layout" svg:width="5.597cm" svg:height="1.152cm" svg:x="6.566cm" svg:y="7.656cm">
          <text:p text:style-name="P3"><text:span text:style-name="T2">refers-to-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8" draw:text-style-name="P6" draw:layer="layout" svg:width="5.351cm" svg:height="1.036cm" svg:x="15.149cm" svg:y="7.714cm">
          <text:p text:style-name="P5"><text:span text:style-name="T2">chosen-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0" draw:text-style-name="P2" draw:layer="layout" svg:width="6.012cm" svg:height="1.619cm" svg:x="3.387cm" svg:y="0.45cm">
          <text:p text:style-name="P3"><text:span text:style-name="T1">FAIR Guiding Principles</text:span></text:p>
          <text:p text:style-name="P3"><text:span text:style-name="T1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1" draw:text-style-name="P4" draw:layer="layout" svg:width="1.111cm" svg:height="4.419cm" draw:transform="rotate (-3.14159265358979) translate (6.387cm 6.4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8" draw:text-style-name="P6" draw:layer="layout" svg:width="5.351cm" svg:height="1.036cm" svg:x="5.632cm" svg:y="5.103cm">
          <text:p text:style-name="P5"><text:span text:style-name="T2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8" draw:style-name="gr6" draw:text-style-name="P2" draw:layer="layout" svg:width="2.971cm" svg:height="1.036cm" svg:x="3.777cm" svg:y="11.312cm">
          <text:p text:style-name="P3"><text:span text:style-name="T1">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8" draw:style-name="gr2" draw:text-style-name="P2" draw:layer="layout" svg:width="3.23cm" svg:height="1.619cm" svg:x="12.041cm" svg:y="11.02cm">
          <text:p text:style-name="P3"><text:span text:style-name="T1">Challenge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8" draw:style-name="gr12" draw:text-style-name="P4" draw:layer="layout" svg:width="5.291cm" svg:height="0.001cm" draw:transform="rotate (-3.14159265358979) translate (12.041cm 11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28" draw:style-name="gr13" draw:text-style-name="P4" draw:layer="layout" svg:width="0.001cm" svg:height="3.025cm" svg:x="5.263cm" svg:y="8.2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28" draw:style-name="gr14" draw:text-style-name="P4" draw:layer="layout" svg:width="0.001cm" svg:height="2.442cm" svg:x="13.656cm" svg:y="8.5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28" draw:style-name="gr9" draw:text-style-name="P2" draw:layer="layout" svg:width="5.597cm" svg:height="1.152cm" svg:x="6.792cm" svg:y="11.713cm">
          <text:p text:style-name="P3"><text:span text:style-name="T2">refers-to-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" draw:style-name="gr15" draw:text-style-name="P7" draw:layer="layout" svg:width="3.532cm" svg:height="6.863cm" svg:x="3.515cm" svg:y="6.4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28" draw:style-name="gr16" draw:text-style-name="P7" draw:layer="layout" svg:width="3.532cm" svg:height="7.232cm" svg:x="11.921cm" svg:y="6.4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28" draw:style-name="gr17" draw:text-style-name="P2" draw:layer="layout" svg:width="3.823cm" svg:height="1.036cm" svg:x="11.732cm" svg:y="13.528cm">
          <text:p text:style-name="P3"><text:span text:style-name="T1">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9" draw:layer="layout" svg:width="5.351cm" svg:height="1.036cm" svg:x="-0.07cm" svg:y="9.044cm">
          <text:p text:style-name="P8"><text:span text:style-name="T2">related-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8" draw:style-name="gr8" draw:text-style-name="P9" draw:layer="layout" svg:width="5.351cm" svg:height="1.036cm" svg:x="8.392cm" svg:y="8.875cm">
          <text:p text:style-name="P8"><text:span text:style-name="T2">had-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9-07-25T08:43:18.850052344</meta:creation-date>
    <dc:date>2019-07-25T08:58:58.174475193</dc:date>
    <dc:creator>Tobias Kuhn</dc:creator>
    <meta:editing-duration>PT9M4S</meta:editing-duration>
    <meta:editing-cycles>5</meta:editing-cycles>
    <meta:generator>LibreOffice/6.2.5.2$Linux_X86_64 LibreOffice_project/20$Build-2</meta:generator>
    <meta:document-statistic meta:object-count="24"/>
  </office:meta>
</office:document-meta>
</file>